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e5f6" officeooo:paragraph-rsid="000ce5f6"/>
    </style:style>
    <style:style style:name="P2" style:family="paragraph" style:parent-style-name="Standard">
      <style:text-properties officeooo:rsid="000e5da7" officeooo:paragraph-rsid="000e5da7"/>
    </style:style>
    <style:style style:name="P3" style:family="paragraph" style:parent-style-name="Standard">
      <style:text-properties fo:font-weight="bold" officeooo:rsid="000e5da7" officeooo:paragraph-rsid="000e5da7" style:font-weight-asian="bold" style:font-weight-complex="bold"/>
    </style:style>
    <style:style style:name="P4" style:family="paragraph" style:parent-style-name="Standard">
      <style:text-properties officeooo:rsid="000f5c4b" officeooo:paragraph-rsid="000f5c4b"/>
    </style:style>
    <style:style style:name="P5" style:family="paragraph" style:parent-style-name="Standard">
      <style:text-properties officeooo:rsid="000fca47" officeooo:paragraph-rsid="000fca47"/>
    </style:style>
    <style:style style:name="P6" style:family="paragraph" style:parent-style-name="Standard">
      <style:text-properties officeooo:rsid="0011b8e7" officeooo:paragraph-rsid="0011b8e7"/>
    </style:style>
    <style:style style:name="P7" style:family="paragraph" style:parent-style-name="Standard">
      <style:text-properties fo:font-style="italic" fo:font-weight="bold" officeooo:rsid="00160948" officeooo:paragraph-rsid="00190529" style:font-style-asian="italic" style:font-weight-asian="bold" style:font-style-complex="italic" style:font-weight-complex="bold"/>
    </style:style>
    <style:style style:name="P8" style:family="paragraph" style:parent-style-name="Standard">
      <style:text-properties fo:font-style="normal" fo:font-weight="bold" officeooo:rsid="00160948" officeooo:paragraph-rsid="00190529" style:font-style-asian="normal" style:font-weight-asian="bold" style:font-style-complex="normal" style:font-weight-complex="bold"/>
    </style:style>
    <style:style style:name="P9" style:family="paragraph" style:parent-style-name="Standard">
      <style:text-properties fo:font-style="normal" fo:font-weight="normal" officeooo:rsid="00190529" officeooo:paragraph-rsid="001a7bfc" style:font-style-asian="normal" style:font-weight-asian="normal" style:font-style-complex="normal" style:font-weight-complex="normal"/>
    </style:style>
    <style:style style:name="P10" style:family="paragraph" style:parent-style-name="Standard">
      <style:text-properties fo:font-style="normal" fo:font-weight="normal" officeooo:rsid="00190529" officeooo:paragraph-rsid="001b6c7e" style:font-style-asian="normal" style:font-weight-asian="normal" style:font-style-complex="normal" style:font-weight-complex="normal"/>
    </style:style>
    <style:style style:name="P11" style:family="paragraph" style:parent-style-name="Standard">
      <style:text-properties fo:font-style="normal" fo:font-weight="bold" officeooo:rsid="001a7bfc" officeooo:paragraph-rsid="001a7bfc" style:font-style-asian="normal" style:font-weight-asian="bold" style:font-style-complex="normal" style:font-weight-complex="bold"/>
    </style:style>
    <style:style style:name="P12" style:family="paragraph" style:parent-style-name="Standard">
      <style:text-properties fo:font-style="normal" fo:font-weight="bold" officeooo:rsid="001b6c7e" officeooo:paragraph-rsid="001b6c7e" style:font-style-asian="normal" style:font-weight-asian="bold" style:font-style-complex="normal" style:font-weight-complex="bold"/>
    </style:style>
    <style:style style:name="P13" style:family="paragraph" style:parent-style-name="Standard">
      <style:text-properties fo:font-style="italic" fo:font-weight="bold" officeooo:rsid="001314e5" officeooo:paragraph-rsid="00190529" style:font-style-asian="italic" style:font-weight-asian="bold" style:font-style-complex="italic" style:font-weight-complex="bold"/>
    </style:style>
    <style:style style:name="P14" style:family="paragraph" style:parent-style-name="Standard">
      <style:text-properties fo:font-style="italic" fo:font-weight="bold" officeooo:rsid="001314e5" officeooo:paragraph-rsid="001314e5" style:font-style-asian="italic" style:font-weight-asian="bold" style:font-style-complex="italic" style:font-weight-complex="bold"/>
    </style:style>
    <style:style style:name="P15" style:family="paragraph" style:parent-style-name="Standard">
      <style:text-properties fo:font-style="italic" fo:font-weight="bold" officeooo:rsid="00160948" officeooo:paragraph-rsid="00160948" style:font-style-asian="italic" style:font-weight-asian="bold" style:font-style-complex="italic" style:font-weight-complex="bold"/>
    </style:style>
    <style:style style:name="P16" style:family="paragraph" style:parent-style-name="Standard">
      <style:text-properties fo:font-style="italic" fo:font-weight="bold" officeooo:rsid="001314e5" officeooo:paragraph-rsid="00160948" style:font-style-asian="italic" style:font-weight-asian="bold" style:font-style-complex="italic" style:font-weight-complex="bold"/>
    </style:style>
    <style:style style:name="P17" style:family="paragraph" style:parent-style-name="Heading_20_3">
      <style:text-properties fo:font-style="italic" officeooo:rsid="001314e5" style:font-style-asian="italic" style:font-style-complex="italic"/>
    </style:style>
    <style:style style:name="P18" style:family="paragraph" style:parent-style-name="Text_20_body" style:list-style-name="L1">
      <style:paragraph-properties fo:margin-top="0cm" fo:margin-bottom="0cm" style:contextual-spacing="false"/>
      <style:text-properties fo:font-style="italic" fo:font-weight="bold" officeooo:rsid="001314e5" style:font-style-asian="italic" style:font-weight-asian="bold" style:font-style-complex="italic" style:font-weight-complex="bold"/>
    </style:style>
    <style:style style:name="P19" style:family="paragraph" style:parent-style-name="Text_20_body" style:list-style-name="L1">
      <style:text-properties fo:font-style="italic" fo:font-weight="bold" officeooo:rsid="001314e5" style:font-style-asian="italic" style:font-weight-asian="bold" style:font-style-complex="italic" style:font-weight-complex="bold"/>
    </style:style>
    <style:style style:name="T1" style:family="text">
      <style:text-properties officeooo:rsid="000f5c4b"/>
    </style:style>
    <style:style style:name="T2" style:family="text">
      <style:text-properties officeooo:rsid="00190529"/>
    </style:style>
    <style:style style:name="T3" style:family="text">
      <style:text-properties officeooo:rsid="00191ad7"/>
    </style:style>
    <style:style style:name="T4" style:family="text">
      <style:text-properties fo:font-weight="bold" style:font-weight-asian="bold" style:font-weight-complex="bold"/>
    </style:style>
    <style:style style:name="T5" style:family="text">
      <style:text-properties fo:font-weight="bold" officeooo:rsid="001a7bfc" style:font-weight-asian="bold" style:font-weight-complex="bold"/>
    </style:style>
    <style:style style:name="T6" style:family="text">
      <style:text-properties fo:font-weight="bold" officeooo:rsid="001b6c7e" style:font-weight-asian="bold" style:font-weight-complex="bold"/>
    </style:style>
    <style:style style:name="T7" style:family="text">
      <style:text-properties officeooo:rsid="00147482"/>
    </style:style>
    <style:style style:name="T8" style:family="text">
      <style:text-properties officeooo:rsid="0016094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llo. Mein Name ist Matthias. Ich bin seit über fünf Jahren selbständiger Deutschlehrer.</text:p>
      <text:p text:style-name="P1">In dieser Zeit habe ich mit mehr als 200 Schülern aus aller Welt und jedem Alter gearbeitet.</text:p>
      <text:p text:style-name="P1"/>
      <text:p text:style-name="P2">Arbeit mit Erwachsenen</text:p>
      <text:p text:style-name="P2"/>
      <text:p text:style-name="P3">- <text:span text:style-name="T1">Einfache </text:span>Konversation:</text:p>
      <text:p text:style-name="P2"/>
      <text:p text:style-name="P2">Ich habe viele Schüler, die in der Vergangenheit Deutsch gelernt haben und jetzt ihre Sprachkenntnisse erhalten wollen, oder einfach Spaß daran haben, sich mit jemandem auf Deutsch zu unterhalten. Da diese Stunden in der Regel wenig oder gar keine Vorbereitung und Nacharbeit benötigen, kann ich diese Stunden vergünstigt anbieten. Sie können mich jederzeit gezielt darauf ansprechen.</text:p>
      <text:p text:style-name="P2"/>
      <text:p text:style-name="P2"/>
      <text:p text:style-name="P3">- Deutsch <text:span text:style-name="T1">Prüfungsvorbereitung</text:span></text:p>
      <text:p text:style-name="P2"/>
      <text:p text:style-name="P4">Viele Schüler müssen für ihren Beruf Deutschkenntnisse auf einem bestimmten Niveau nachweisen.</text:p>
      <text:p text:style-name="P4">Dabei habe ich es oft mit den folgenden beiden Fällen zu tun.</text:p>
      <text:p text:style-name="P4"/>
      <text:p text:style-name="P4">1. Der Arbeitgeber verlangt ein Zertifikat über Deutschkenntnisse (meistens B2) obwohl es während der Arbeit in der Regel nicht wichtig ist, fließend Deutsch zu sprechen.</text:p>
      <text:p text:style-name="P4"><text:tab/></text:p>
      <text:p text:style-name="P4">2. Die Arbeit verlangt ein Zertifikat und es wird auf der Arbeit oder mit den Kunden überwiegend oder ausschließlich Deutsch gesprochen.</text:p>
      <text:p text:style-name="P4"/>
      <text:p text:style-name="P5">Häufig kommen Schüler erst kurz vor den Prüfungen zu mir. Wenn Sie sich in einem dieser Fälle wiedererkennen, fühlen Sie sich frei, mir ein Nachricht zukommen zu lassen.</text:p>
      <text:p text:style-name="P5"/>
      <text:p text:style-name="P5">Für die Prüfungsvorbereitung ist es häufig sinnvoll, wenn der Schüler eigenes Material mitbringt. </text:p>
      <text:p text:style-name="P6">Falls Sie über kein eigenes Material verfügen, können Sie mich gezielt darauf ansprechen.</text:p>
      <text:p text:style-name="P7"/>
      <text:p text:style-name="P7">Wenn Sie Fragen zu Deutschprüfung haben, können Sie mich auch kostenfrei kontaktieren. Ich freue mich, wenn ich Ihnen helfen kann.</text:p>
      <text:p text:style-name="P7"/>
      <text:p text:style-name="P7"/>
      <text:p text:style-name="P8">- <text:span text:style-name="T2">Grammatik und Wortschatztraining</text:span></text:p>
      <text:p text:style-name="P7"/>
      <text:p text:style-name="P9">Im Vergleich zu manchen anderen Sprachen, ist Deutsch keine simple Aneinanderreihung von Wörtern. Deutsch ist eine 50/50 Mischung aus festen regeln, die auf Wörter angewendet werden, die häufig keinen erkennbaren Regeln folgen. Trotzdem gibt es Möglichkeiten sich mit gezielten Gedächtnistechniken schnell und nachhaltig viele Wörter und Regeln einzuprägen. <text:span text:style-name="T3">Schüler, die mit mir diese Techniken verwendet haben, haben häufig in kurzer Zeit ein tieferes Verständnis für die Grammatik und damit auch für die Deutsche Sprache entwickelt. Bitte melden Sie sich, wenn Interesse am Erlernen und Benutzen der Gedächtnistechniken besteht.</text:span></text:p>
      <text:p text:style-name="P9"/>
      <text:p text:style-name="P10"><text:span text:style-name="T4">- </text:span><text:span text:style-name="T5">Arbeit mit Kindern</text:span><text:span text:style-name="T6"> und Jugendlichen</text:span></text:p>
      <text:p text:style-name="P11"/>
      <text:p text:style-name="P12">Die Arbeit mit Kindern ist häufig besonders herausfordernd.</text:p>
      <text:p text:style-name="P11"/>
      <text:p text:style-name="P9"><text:line-break/></text:p>
      <text:p text:style-name="P7"/>
      <text:p text:style-name="P13"><text:soft-page-break/></text:p>
      <text:p text:style-name="P6"/>
      <text:p text:style-name="P14">Tipp: </text:p>
      <text:p text:style-name="P14"/>
      <text:p text:style-name="P14">Häufig besteht meine Arbeit auch darin, den Schülern die Angst vor der Prüfung zu nehmen.</text:p>
      <text:p text:style-name="P15">Wenn Sie Fragen zu Deutschprüfung haben, können Sie mich auch kostenfrei kontaktieren. Ich freue mich, wenn ich Ihnen helfen kann.</text:p>
      <text:p text:style-name="P16"/>
      <text:p text:style-name="P14">Eine Prüfung besteht in der Regel aus <text:span text:style-name="T7">den Punkten<text:line-break/></text:span></text:p>
      <text:p text:style-name="P14">Um eine Deutschprüfung zu bestehen, ist es in der Regel wichtig <text:span text:style-name="T7">in jeder Kategorie </text:span><text:span text:style-name="T8">eine gewisse Punktzahl, bzw. einen gewissen Prozentsatz</text:span><text:span text:style-name="T7"> zu erreichen.<text:line-break/><text:line-break/></text:span>Das kommt auf die konkrete Prüfung an – es gibt <text:span text:style-name="Strong_20_Emphasis">kein einheitliches „n %“ für alle Deutschprüfungen</text:span>. Hier sind die wichtigsten Richtwerte:</text:p>
      <text:h text:style-name="P17" text:outline-level="3">Typische Bestehensgrenzen</text:h>
      <text:list text:style-name="L1">
        <text:list-item>
          <text:p text:style-name="P18"><text:span text:style-name="Strong_20_Emphasis">Goethe-Institut (A1–C2)</text:span><text:line-break/>→ meist <text:span text:style-name="Strong_20_Emphasis">ca. 60 % insgesamt</text:span><text:line-break/>→ <text:span text:style-name="Strong_20_Emphasis">oft auch Mindestpunkte pro Teil</text:span> nötig </text:p>
        </text:list-item>
        <text:list-item>
          <text:p text:style-name="P18"><text:span text:style-name="Strong_20_Emphasis">telc Prüfungen</text:span><text:line-break/>→ <text:span text:style-name="Strong_20_Emphasis">60 % insgesamt</text:span><text:line-break/>→ zusätzlich: <text:span text:style-name="Strong_20_Emphasis">bestehen im schriftlichen + mündlichen Teil getrennt</text:span> </text:p>
        </text:list-item>
        <text:list-item>
          <text:p text:style-name="P19"><text:span text:style-name="Strong_20_Emphasis">TestDaF</text:span><text:line-break/>→ kein klassisches %<text:line-break/>→ Niveau <text:span text:style-name="Strong_20_Emphasis">TDN 3–5 pro Bereich</text:span><text:line-break/>→ viele Unis verlangen <text:span text:style-name="Strong_20_Emphasis">mindestens TDN 4 in allen Teilen</text:span></text:p>
        </text:list-item>
      </text:list>
      <text:p text:style-name="P14"/>
      <text:p text:style-name="P4"/>
      <text:p text:style-name="P4"/>
      <text:p text:style-name="P4"/>
      <text:p text:style-name="P4"/>
      <text:p text:style-name="P4"/>
      <text:p text:style-name="P2"><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7T17:02:03.129554900</meta:creation-date>
    <dc:date>2026-04-27T21:13:59.755891600</dc:date>
    <meta:editing-duration>PT1H15M46S</meta:editing-duration>
    <meta:editing-cycles>8</meta:editing-cycles>
    <meta:generator>LibreOffice/25.8.3.2$Windows_X86_64 LibreOffice_project/8ca8d55c161d602844f5428fa4b58097424e324e</meta:generator>
    <meta:document-statistic meta:table-count="0" meta:image-count="0" meta:object-count="0" meta:page-count="2" meta:paragraph-count="30" meta:word-count="492" meta:character-count="3248" meta:non-whitespace-character-count="2778"/>
  </office:meta>
</office:document-meta>
</file>